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 et information et bit</text:p>
      <text:p text:style-name="P1">Un e-mail.binary digit un autre digit a</text:p>
      <text:p text:style-name="P1"/>
      <text:p text:style-name="P1">un deux trois quatre cinq six sept huit neuf di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ilippe PRADOS</meta:initial-creator>
    <meta:creation-date>2009-04-28T09:18:06</meta:creation-date>
    <meta:document-statistic meta:table-count="0" meta:image-count="0" meta:object-count="0" meta:page-count="1" meta:paragraph-count="3" meta:word-count="22" meta:character-count="113"/>
    <dc:date>2009-04-28T17:43:36</dc:date>
    <dc:creator>Philippe PRADOS</dc:creator>
    <meta:editing-duration>PT01H26M43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